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89.46mm"/>
    </style:style>
    <style:style style:name="co4" style:family="table-column">
      <style:table-column-properties fo:break-before="auto" style:column-width="96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17"/>
        <table:table-column table:style-name="co4" table:default-cell-style-name="ce17"/>
        <table:table-column table:style-name="co1" table:number-columns-repeated="3" table:default-cell-style-name="ce15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4" office:value-type="string" calcext:value-type="string">
            <text:p>#</text:p>
          </table:table-cell>
          <table:table-cell table:style-name="ce14" office:value-type="string" calcext:value-type="string">
            <text:p>Наименование</text:p>
          </table:table-cell>
          <table:table-cell table:style-name="ce14" office:value-type="string" calcext:value-type="string">
            <text:p>link</text:p>
          </table:table-cell>
          <table:table-cell table:style-name="ce14" office:value-type="string" calcext:value-type="string">
            <text:p>Цена ед.</text:p>
          </table:table-cell>
          <table:table-cell table:style-name="ce14" office:value-type="string" calcext:value-type="string">
            <text:p>Кол-во</text:p>
          </table:table-cell>
          <table:table-cell table:style-name="ce14" office:value-type="string" calcext:value-type="string">
            <text:p>Цена</text:p>
          </table:table-cell>
          <table:table-cell table:style-name="ce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uM4160BRWZ</text:p>
          </table:table-cell>
          <table:table-cell office:value-type="string" calcext:value-type="string">
            <text:p>https://aliexpress.ru/item/1005003673698869.html</text:p>
          </table:table-cell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table:formula="of:=[.E3]*[.F3]" office:value-type="float" office:value="4300" calcext:value-type="float">
            <text:p>43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uM1402ARWZ</text:p>
          </table:table-cell>
          <table:table-cell office:value-type="string" calcext:value-type="string">
            <text:p>https://aliexpress.ru/item/1005003673698869.html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formula="of:=[.E4]*[.F4]" office:value-type="float" office:value="1700" calcext:value-type="float">
            <text:p>170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SO7241CDWR</text:p>
          </table:table-cell>
          <table:table-cell office:value-type="string" calcext:value-type="string">
            <text:p>https://aliexpress.ru/item/1005002509076587.html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E5]*[.F5]"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SO3086DWR</text:p>
          </table:table-cell>
          <table:table-cell office:value-type="string" calcext:value-type="string">
            <text:p>https://aliexpress.ru/item/1005004265140950.html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formula="of:=[.E6]*[.F6]" office:value-type="float" office:value="2100" calcext:value-type="float">
            <text:p>210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RB2405YMD</text:p>
          </table:table-cell>
          <table:table-cell office:value-type="string" calcext:value-type="string">
            <text:p>https://aliexpress.ru/item/4001038056410.html</text:p>
          </table:table-cell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formula="of:=[.E7]*[.F7]" office:value-type="float" office:value="2900" calcext:value-type="float">
            <text:p>290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0505S-2W</text:p>
          </table:table-cell>
          <table:table-cell office:value-type="string" calcext:value-type="string">
            <text:p>https://aliexpress.ru/item/1005003197910998.html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formula="of:=[.E8]*[.F8]" office:value-type="float" office:value="1800" calcext:value-type="float">
            <text:p>180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M32F072C8T6</text:p>
          </table:table-cell>
          <table:table-cell office:value-type="string" calcext:value-type="string">
            <text:p>https://aliexpress.ru/item/32545311756.html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formula="of:=[.E9]*[.F9]" office:value-type="float" office:value="2200" calcext:value-type="float">
            <text:p>220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M32F303CBT6</text:p>
          </table:table-cell>
          <table:table-cell office:value-type="string" calcext:value-type="string">
            <text:p>https://aliexpress.ru/item/1005004121293626.html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formula="of:=[.E10]*[.F10]" office:value-type="float" office:value="4800" calcext:value-type="float">
            <text:p>480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B9 female на печатную плату</text:p>
          </table:table-cell>
          <table:table-cell office:value-type="string" calcext:value-type="string">
            <text:p>https://aliexpress.ru/item/33032596922.htm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E11]*[.F1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B9 male на печатную плату</text:p>
          </table:table-cell>
          <table:table-cell office:value-type="string" calcext:value-type="string">
            <text:p>https://aliexpress.ru/item/33032596922.htm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E12]*[.F12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B9 male кабельный</text:p>
          </table:table-cell>
          <table:table-cell office:value-type="string" calcext:value-type="string">
            <text:p>https://aliexpress.ru/item/32840116177.html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E13]*[.F13]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B9 female кабельный</text:p>
          </table:table-cell>
          <table:table-cell office:value-type="string" calcext:value-type="string">
            <text:p>https://aliexpress.ru/item/32840116177.html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E14]*[.F14]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Кабельный разъем RJ-45</text:p>
          </table:table-cell>
          <table:table-cell office:value-type="string" calcext:value-type="string">
            <text:p>https://aliexpress.ru/item/32959638244.html</text:p>
          </table:table-cell>
          <table:table-cell office:value-type="float" office:value="3.4" calcext:value-type="float">
            <text:p>3.4</text:p>
          </table:table-cell>
          <table:table-cell office:value-type="float" office:value="100" calcext:value-type="float">
            <text:p>100</text:p>
          </table:table-cell>
          <table:table-cell table:formula="of:=[.E15]*[.F15]" office:value-type="float" office:value="340" calcext:value-type="float">
            <text:p>34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B15 male на печатную плату</text:p>
          </table:table-cell>
          <table:table-cell office:value-type="string" calcext:value-type="string">
            <text:p>https://aliexpress.ru/item/32827674627.html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E16]*[.F16]" office:value-type="float" office:value="460" calcext:value-type="float">
            <text:p>46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B15 female на печатную плату</text:p>
          </table:table-cell>
          <table:table-cell office:value-type="string" calcext:value-type="string">
            <text:p>https://aliexpress.ru/item/32827674627.html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E17]*[.F17]" office:value-type="float" office:value="460" calcext:value-type="float">
            <text:p>46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Реле HF115F-024-2ZS4</text:p>
          </table:table-cell>
          <table:table-cell office:value-type="string" calcext:value-type="string">
            <text:p>https://aliexpress.ru/item/1005001671028208.html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formula="of:=[.E18]*[.F18]" office:value-type="float" office:value="700" calcext:value-type="float">
            <text:p>70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oroid inductor 3A 100uH</text:p>
          </table:table-cell>
          <table:table-cell office:value-type="string" calcext:value-type="string">
            <text:p>https://aliexpress.ru/item/32953988879.htm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E19]*[.F19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DS1115</text:p>
          </table:table-cell>
          <table:table-cell office:value-type="string" calcext:value-type="string">
            <text:p>https://aliexpress.ru/item/1005003212089448.html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formula="of:=[.E20]*[.F20]" office:value-type="float" office:value="1750" calcext:value-type="float">
            <text:p>175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7705BR</text:p>
          </table:table-cell>
          <table:table-cell office:value-type="string" calcext:value-type="string">
            <text:p>https://aliexpress.ru/item/32866499294.html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formula="of:=[.E21]*[.F21]" office:value-type="float" office:value="650" calcext:value-type="float">
            <text:p>65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Пара винтовых коннекторов 5.08мм 5 контактов</text:p>
          </table:table-cell>
          <table:table-cell office:value-type="string" calcext:value-type="string">
            <text:p>https://aliexpress.ru/item/1005002951707517.html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E22]*[.F22]" office:value-type="float" office:value="280" calcext:value-type="float">
            <text:p>28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Пара винтовых коннекторов 5.08мм 10 контактов</text:p>
          </table:table-cell>
          <table:table-cell office:value-type="string" calcext:value-type="string">
            <text:p>https://aliexpress.ru/item/1005002951707517.html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E23]*[.F23]" office:value-type="float" office:value="590" calcext:value-type="float">
            <text:p>590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ИТОГО: </text:p>
          </table:table-cell>
          <table:covered-table-cell table:number-columns-repeated="3"/>
          <table:table-cell table:formula="of:=SUM([.G3:.G23])" office:value-type="float" office:value="27330" calcext:value-type="float">
            <text:p>27330</text:p>
          </table:table-cell>
          <table:table-cell/>
        </table:table-row>
        <table:table-row table:style-name="ro1" table:number-rows-repeated="7"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Эдуард Владимирович Емельянов</meta:initial-creator>
    <meta:creation-date>2022-07-26T08:53:28.619557643</meta:creation-date>
    <meta:generator>LibreOffice/7.3.4.2$Linux_X86_64 LibreOffice_project/30$Build-2</meta:generator>
    <dc:date>2022-08-22T14:56:26.838791133</dc:date>
    <dc:creator>Эдуард Владимирович Емельянов</dc:creator>
    <meta:editing-duration>PT2H24M40S</meta:editing-duration>
    <meta:editing-cycles>27</meta:editing-cycles>
    <meta:printed-by>Эдуард Владимирович Емельянов</meta:printed-by>
    <meta:print-date>2022-08-22T14:56:21.247116612</meta:print-date>
    <meta:document-statistic meta:table-count="1" meta:cell-count="134" meta:object-count="0"/>
  </office:meta>
</office:document-meta>
</file>